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Bebas Kai" svg:font-family="Bebas Kai" style:font-family-generic="decorative" style:font-pitch="variable"/>
    <style:font-face style:name="Share" svg:font-family="Share" style:font-family-generic="system" style:font-pitch="variable" svg:panose-1="2 0 8 6 4 0 0 2 0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ebas Kai" fo:font-weight="bold" style:font-weight-asian="bold" fo:font-size="72pt" style:font-size-asian="72pt" style:font-size-complex="72pt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style:font-name="Share" fo:font-weight="bold" style:font-weight-asian="bold" fo:font-size="72pt" style:font-size-asian="72pt" style:font-size-complex="72pt" style:language-asian="fr" style:country-asian="FR"/>
    </style:style>
    <style:style style:name="T4" style:parent-style-name="Policepardéfaut" style:family="text">
      <style:text-properties style:font-name="Share" fo:font-weight="bold" style:font-weight-asian="bold" fo:font-size="72pt" style:font-size-asian="72pt" style:font-size-complex="72pt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Bebas Kai" style:font-name-complex="Arial" fo:font-weight="bold" style:font-weight-asian="bold" fo:font-size="72pt" style:font-size-asian="72pt" style:font-size-complex="72pt" style:language-asian="fr" style:country-asian="FR"/>
    </style:style>
    <style:style style:name="P7" style:parent-style-name="Normal" style:family="paragraph">
      <style:paragraph-properties fo:text-align="end"/>
    </style:style>
    <style:style style:family="graphic" style:name="a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<draw:custom-shape svg:width="8in" svg:height="2.47917in" draw:z-index="251659264" draw:id="id0" draw:style-name="a0" draw:transform="translate(-4in -1.23958in) rotate(-3.14159) translate(5.35417in 2.21943in)" draw:name="Flèche droite 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2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4">Salle bibliothèque<text:s/></text:span></text:p>
      <text:p text:style-name="P5"><text:span text:style-name="T6"><draw:frame draw:z-index="251660288" draw:style-name="a1" draw:name="Image 1" text:anchor-type="paragraph" svg:x="8.91528in" svg:y="1.68125in" svg:width="2.12639in" svg:height="2.64653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Bebas Kai" svg:font-family="Bebas Kai" style:font-family-generic="decorative" style:font-pitch="variable"/>
    <style:font-face style:name="Share" svg:font-family="Share" style:font-family-generic="system" style:font-pitch="variable" svg:panose-1="2 0 8 6 4 0 0 2 0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ucher Maxime</meta:initial-creator>
    <dc:creator>Maxime</dc:creator>
    <meta:creation-date>2016-02-09T16:14:00Z</meta:creation-date>
    <dc:date>2016-02-09T16:17:00Z</dc:date>
    <meta:print-date>2015-01-14T18:41:00Z</meta:print-date>
    <meta:template xlink:href="Normal.dotm" xlink:type="simple"/>
    <meta:editing-cycles>3</meta:editing-cycles>
    <meta:editing-duration>PT120S</meta:editing-duration>
    <meta:document-statistic meta:page-count="1" meta:paragraph-count="1" meta:word-count="4" meta:character-count="26" meta:row-count="1" meta:non-whitespace-character-count="23"/>
  </office:meta>
</office:document-meta>
</file>